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0AC7ABF20DEC34108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1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1.961cm" svg:x="1cm" svg:y="1cm">
          <draw:image xlink:href="Pictures/1000000000000462000000AC7ABF20DEC34108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24T07:25:00.716434793</dc:date>
    <meta:editing-duration>PT3H1M28S</meta:editing-duration>
    <meta:editing-cycles>50</meta:editing-cycles>
    <meta:generator>LibreOffice/7.1.5.2$Linux_X86_64 LibreOffice_project/10$Build-2</meta:generator>
    <dc:creator>Alexander Refsum Jensenius</dc:creator>
    <meta:document-statistic meta:object-count="1"/>
  </office:meta>
</office:document-meta>
</file>